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69a2e" loext:opacity="100%" fo:font-size="15pt" fo:font-weight="bold" officeooo:rsid="0005ef7c" officeooo:paragraph-rsid="0005ef7c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69a2e" loext:opacity="100%" fo:font-size="15pt" fo:font-weight="bold" officeooo:rsid="0005ef7c" officeooo:paragraph-rsid="0005ef7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5ef7c" officeooo:paragraph-rsid="0005ef7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5ef7c" officeooo:paragraph-rsid="000c82b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5ef7c" officeooo:paragraph-rsid="0024ae5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5ef7c" officeooo:paragraph-rsid="0024e82e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5ef7c" officeooo:paragraph-rsid="0028d590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5ef7c" officeooo:paragraph-rsid="002c3096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5ef7c" officeooo:paragraph-rsid="002f407e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32c106" officeooo:paragraph-rsid="0032c106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05ef7c" officeooo:paragraph-rsid="0024e82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05ef7c" officeooo:paragraph-rsid="0028d590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19c43" officeooo:paragraph-rsid="00119c4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19c43" officeooo:paragraph-rsid="0016483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19c43" officeooo:paragraph-rsid="001839c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e9754" officeooo:paragraph-rsid="001e975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e9754" officeooo:paragraph-rsid="0022099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468a1a" loext:opacity="100%" fo:font-size="13pt" fo:font-weight="bold" officeooo:rsid="00119c43" officeooo:paragraph-rsid="00119c43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468a1a" loext:opacity="100%" fo:font-size="13pt" fo:font-weight="bold" officeooo:rsid="00119c43" officeooo:paragraph-rsid="00164835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468a1a" loext:opacity="100%" fo:font-size="13pt" fo:font-weight="bold" officeooo:rsid="00119c43" officeooo:paragraph-rsid="001839c2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27622" loext:opacity="100%" fo:font-size="15pt" fo:font-weight="bold" officeooo:rsid="001e9754" officeooo:paragraph-rsid="001e9754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0000" loext:opacity="100%" fo:font-size="15pt" fo:font-weight="bold" officeooo:rsid="0032c106" officeooo:paragraph-rsid="0032c106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09a9" style:font-size-asian="12pt" style:font-size-complex="12pt"/>
    </style:style>
    <style:style style:name="T3" style:family="text">
      <style:text-properties fo:font-size="12pt" fo:font-weight="normal" officeooo:rsid="000afb6b" style:font-size-asian="12pt" style:font-weight-asian="normal" style:font-size-complex="12pt" style:font-weight-complex="normal"/>
    </style:style>
    <style:style style:name="T4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0afb6b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0000" loext:opacity="100%" fo:font-size="12pt" fo:font-weight="normal" officeooo:rsid="000afb6b" style:font-size-asian="12pt" style:font-weight-asian="normal" style:font-size-complex="12pt" style:font-weight-complex="normal"/>
    </style:style>
    <style:style style:name="T9" style:family="text">
      <style:text-properties fo:color="#ff0000" loext:opacity="100%" fo:font-size="12pt" officeooo:rsid="001009a9" style:font-size-asian="12pt" style:font-size-complex="12pt"/>
    </style:style>
    <style:style style:name="T10" style:family="text">
      <style:text-properties fo:color="#ff0000" loext:opacity="100%" officeooo:rsid="00205e59"/>
    </style:style>
    <style:style style:name="T11" style:family="text">
      <style:text-properties fo:color="#ff0000" loext:opacity="100%" officeooo:rsid="000afb6b"/>
    </style:style>
    <style:style style:name="T12" style:family="text">
      <style:text-properties officeooo:rsid="001009a9"/>
    </style:style>
    <style:style style:name="T13" style:family="text">
      <style:text-properties fo:color="#706e0c" loext:opacity="100%" fo:font-size="12pt" style:font-size-asian="12pt" style:font-size-complex="12pt"/>
    </style:style>
    <style:style style:name="T14" style:family="text">
      <style:text-properties fo:color="#706e0c" loext:opacity="100%" fo:font-size="12pt" officeooo:rsid="0010bf68" style:font-size-asian="12pt" style:font-size-complex="12pt"/>
    </style:style>
    <style:style style:name="T15" style:family="text">
      <style:text-properties fo:color="#706e0c" loext:opacity="100%" fo:font-size="12pt" officeooo:rsid="001009a9" style:font-size-asian="12pt" style:font-size-complex="12pt"/>
    </style:style>
    <style:style style:name="T16" style:family="text">
      <style:text-properties officeooo:rsid="00164835"/>
    </style:style>
    <style:style style:name="T17" style:family="text">
      <style:text-properties officeooo:rsid="0019b6cc"/>
    </style:style>
    <style:style style:name="T18" style:family="text">
      <style:text-properties officeooo:rsid="00205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</text:p>
      <text:p text:style-name="P2"><text:line-break/><text:span text:style-name="T4">/var/www/html/devmunitech/api/application/controllers/Api/</text:span><text:span text:style-name="T7">TaskApi.php</text:span></text:p>
      <text:p text:style-name="P2"><text:span text:style-name="T4">/var/www/html/devmunitech/api/application/config/</text:span><text:span text:style-name="T8">s3.php</text:span></text:p>
      <text:p text:style-name="P3"><text:span text:style-name="T3">/var/www/html/devmunitech/api/application/libraries/</text:span><text:span text:style-name="T8">S3_upload.php</text:span></text:p>
      <text:p text:style-name="P4"><text:span text:style-name="T3">/var/www/html/devmunitech/api/application/libraries/</text:span><text:span text:style-name="T8">S3.php</text:span></text:p>
      <text:p text:style-name="P4"><text:span text:style-name="T3">/var/www/html/devmunitech/api/application/helpers/</text:span><text:span text:style-name="T8">commonfun_helper.php <text:s/><text:line-break/></text:span><text:bookmark-start text:name="__DdeLink__9_3204355018"/><text:span text:style-name="T14">Function name </text:span><text:span text:style-name="T15">(</text:span><text:bookmark-start text:name="__DdeLink__2_3204355018"/><text:span text:style-name="T15">uploadDocument</text:span><text:bookmark-end text:name="__DdeLink__2_3204355018"/><text:span text:style-name="T15">,downloadDocument)</text:span><text:bookmark-end text:name="__DdeLink__9_3204355018"/></text:p>
      <text:p text:style-name="P4"><text:span text:style-name="T15"/></text:p>
      <text:p text:style-name="P18"><text:span text:style-name="T12">A</text:span>pp Android</text:p>
      <text:p text:style-name="P13">/var/www/html/devmunitech/api/application/controllers/Api/ANDROIDAPP/<text:span text:style-name="T6">Android1Controller.php</text:span></text:p>
      <text:p text:style-name="P13">/var/www/html/devmunitech/api/application/models/CollectionApp/<text:span text:style-name="T6">Collection_Model.php</text:span></text:p>
      <text:p text:style-name="P9"><text:bookmark-start text:name="__DdeLink__9_32043550181"/><text:span text:style-name="T14">Function name </text:span><text:span text:style-name="T15">(</text:span><text:bookmark-start text:name="__DdeLink__2_32043550183"/><text:span text:style-name="T15">upload_base64encode</text:span><text:bookmark-end text:name="__DdeLink__2_32043550183"/><text:span text:style-name="T15">)</text:span><text:bookmark-end text:name="__DdeLink__9_32043550181"/></text:p>
      <text:p text:style-name="P13"/>
      <text:p text:style-name="P19"><text:span text:style-name="T12">A</text:span>pp <text:span text:style-name="T16">IOS</text:span></text:p>
      <text:p text:style-name="P14">/var/www/html/devmunitech/api/application/controllers/Api/IOSAPP/<text:span text:style-name="T6">IOSQDE1Controller.php</text:span></text:p>
      <text:p text:style-name="P14"/>
      <text:p text:style-name="P14"/>
      <text:p text:style-name="P20"><text:span text:style-name="T12">A</text:span>pp <text:span text:style-name="T17">Collection</text:span></text:p>
      <text:p text:style-name="P15">/var/www/html/devmunitech/api/application/controllers/Api/CollectionApp/<text:span text:style-name="T6">CollectionController.php</text:span></text:p>
      <text:p text:style-name="P15"/>
      <text:p text:style-name="P21">LMS</text:p>
      <text:p text:style-name="P16">/var/www/html/devmunitech/application/config/<text:span text:style-name="T10">s3.php</text:span></text:p>
      <text:p text:style-name="P17"><text:span text:style-name="T18">/var/www/html/devmunitech/application/libraries/</text:span><text:span text:style-name="T11">S3_upload.php</text:span></text:p>
      <text:p text:style-name="P17"><text:span text:style-name="T18">/var/www/html/devmunitech/application/libraries/</text:span><text:span text:style-name="T11">S3.php</text:span></text:p>
      <text:p text:style-name="P17"><text:span text:style-name="T5">/var/www/html/devmunitech/application/helpers/</text:span><text:span text:style-name="T11">commonfun_helper.php</text:span></text:p>
      <text:p text:style-name="P5"><text:span text:style-name="T14">Function name </text:span><text:span text:style-name="T15">(</text:span><text:bookmark-start text:name="__DdeLink__2_32043550181"/><text:span text:style-name="T15">uploadDocument</text:span><text:bookmark-end text:name="__DdeLink__2_32043550181"/><text:span text:style-name="T15">,downloadDocument)</text:span></text:p>
      <text:p text:style-name="P17"><text:span text:style-name="T5">/var/www/html/devmunitech/application/models/</text:span><text:span text:style-name="T11">Task_Model.php</text:span></text:p>
      <text:p text:style-name="P6"><text:span text:style-name="T14">Function name </text:span><text:span text:style-name="T15">(gererateSanctionLetter)</text:span></text:p>
      <text:p text:style-name="P6"><text:span text:style-name="T15"/></text:p>
      <text:p text:style-name="P11"><text:span text:style-name="T2">/var/www/html/devmunitech/application/controllers/</text:span><text:span text:style-name="T9">DocsController.php</text:span></text:p>
      <text:p text:style-name="P7"><text:span text:style-name="T14">Function name </text:span><text:span text:style-name="T15">(viewUploadedDocument)</text:span></text:p>
      <text:p text:style-name="P11"><text:span text:style-name="T2">/var/www/html/devmunitech/application/controllers/</text:span><text:span text:style-name="T9">DisbursalController.php</text:span></text:p>
      <text:p text:style-name="P7"><text:span text:style-name="T14">Function name </text:span><text:span text:style-name="T15">(UpdateDisburseReferenceNo)</text:span></text:p>
      <text:p text:style-name="P11"><text:span text:style-name="T2">/var/www/html/devmunitech/application/controllers/</text:span><text:span text:style-name="T9">CollectionController.php</text:span></text:p>
      <text:p text:style-name="P7"><text:span text:style-name="T14">Function name </text:span><text:span text:style-name="T15">(UpdatePayment)</text:span></text:p>
      <text:p text:style-name="P12"><text:span text:style-name="T2">/var/www/html/devmunitech/application/controllers/</text:span><text:span text:style-name="T9">TaskController.php</text:span></text:p>
      <text:p text:style-name="P8"><text:span text:style-name="T14">Function name </text:span><text:span text:style-name="T15">(saveCustomerDocs)</text:span></text:p>
      <text:p text:style-name="P8"><text:span text:style-name="T15"/></text:p>
      <text:p text:style-name="P22"><text:span text:style-name="T2">F</text:span><text:span text:style-name="T1">ile input name rename for file uploading</text:span></text:p>
      <text:p text:style-name="P10"><text:span text:style-name="T13"/></text:p>
      <text:p text:style-name="P8"><text:span text:style-name="T15">/var/www/html/devmunitech/application/views/Disbursal/disbursal.php</text:span></text:p>
      <text:p text:style-name="P8"><text:span text:style-name="T15">/var/www/html/devmunitech/application/views/Collection/repayment.ph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0:18:54.972269699</meta:creation-date>
    <meta:generator>LibreOffice/7.3.7.2$Linux_X86_64 LibreOffice_project/30$Build-2</meta:generator>
    <dc:date>2023-04-29T11:35:37.538626273</dc:date>
    <meta:editing-duration>PT1H16M24S</meta:editing-duration>
    <meta:editing-cycles>39</meta:editing-cycles>
    <meta:document-statistic meta:table-count="0" meta:image-count="0" meta:object-count="0" meta:page-count="1" meta:paragraph-count="33" meta:word-count="59" meta:character-count="1774" meta:non-whitespace-character-count="1745"/>
  </office:meta>
</office:document-meta>
</file>